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FreeMono1" svg:font-family="FreeMono"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color="#7e0021" fo:font-size="24pt" fo:font-weight="bold" style:font-size-asian="24pt" style:font-weight-asian="bold" style:font-size-complex="24pt"/>
    </style:style>
    <style:style style:name="P3" style:family="paragraph" style:parent-style-name="Standard">
      <style:paragraph-properties fo:margin-top="0in" fo:margin-bottom="0in" loext:contextual-spacing="false"/>
      <style:text-properties fo:color="#7e0021" fo:font-size="14pt" fo:font-weight="bold" style:font-size-asian="14pt" style:font-weight-asian="bold" style:font-size-complex="14pt"/>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6" style:family="paragraph" style:parent-style-name="Standard">
      <style:paragraph-properties fo:margin-top="0in" fo:margin-bottom="0in" loext:contextual-spacing="false"/>
      <style:text-properties style:font-name="Courier New" style:font-name-asian="Courier New1" style:font-name-complex="Courier New1"/>
    </style:style>
    <style:style style:name="P7" style:family="paragraph" style:parent-style-name="Standard">
      <style:paragraph-properties fo:margin-top="0in" fo:margin-bottom="0in" loext:contextual-spacing="false"/>
      <style:text-properties fo:color="#000000"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P8" style:family="paragraph" style:parent-style-name="Standard">
      <style:paragraph-properties fo:margin-top="0in" fo:margin-bottom="0in" loext:contextual-spacing="false" fo:text-align="justify" style:justify-single-word="false"/>
      <style:text-properties fo:color="#000000"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P9" style:family="paragraph" style:parent-style-name="Standard">
      <style:paragraph-properties fo:margin-top="0in" fo:margin-bottom="0in" loext:contextual-spacing="false"/>
      <style:text-properties fo:color="#000000" style:font-name="Liberation Serif" fo:font-size="12pt" style:text-underline-style="solid" style:text-underline-width="auto" style:text-underline-color="font-color" fo:font-weight="bold" style:font-name-asian="Liberation Serif1" style:font-size-asian="12pt" style:font-weight-asian="bold" style:font-name-complex="Liberation Serif1" style:font-size-complex="12pt"/>
    </style:style>
    <style:style style:name="P10" style:family="paragraph" style:parent-style-name="Standard">
      <style:paragraph-properties fo:margin-top="0in" fo:margin-bottom="0in" loext:contextual-spacing="false"/>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P11" style:family="paragraph" style:parent-style-name="Standard">
      <style:paragraph-properties fo:margin-top="0in" fo:margin-bottom="0in" loext:contextual-spacing="false" fo:text-align="justify" style:justify-single-word="false"/>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P12" style:family="paragraph" style:parent-style-name="Standard">
      <style:paragraph-properties fo:margin-top="0in" fo:margin-bottom="0in" loext:contextual-spacing="false"/>
      <style:text-properties fo:color="#666666" style:font-name="Courier New" style:font-name-asian="Courier New1" style:font-name-complex="Courier New1"/>
    </style:style>
    <style:style style:name="P13" style:family="paragraph" style:parent-style-name="Standard">
      <style:paragraph-properties fo:margin-top="0in" fo:margin-bottom="0in" loext:contextual-spacing="false"/>
      <style:text-properties fo:color="#666666" style:font-name="FreeMono" fo:font-size="12pt" style:text-underline-style="none" fo:font-weight="normal" style:font-name-asian="FreeMono1" style:font-size-asian="12pt" style:font-weight-asian="normal" style:font-name-complex="FreeMono1" style:font-size-complex="12pt"/>
    </style:style>
    <style:style style:name="P14" style:family="paragraph" style:parent-style-name="Standard">
      <style:paragraph-properties fo:margin-top="0in" fo:margin-bottom="0in" loext:contextual-spacing="false"/>
      <style:text-properties fo:font-size="14pt" style:text-underline-style="none" fo:font-weight="normal" style:font-size-asian="14pt" style:font-weight-asian="normal" style:font-size-complex="14pt"/>
    </style:style>
    <style:style style:name="P15"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16" style:family="paragraph" style:parent-style-name="Standard">
      <style:paragraph-properties fo:margin-top="0in" fo:margin-bottom="0in" loext:contextual-spacing="false"/>
      <style:text-properties fo:font-size="12pt" style:text-underline-style="none" fo:font-weight="normal" style:font-size-asian="12pt" style:font-weight-asian="normal" style:font-size-complex="12pt"/>
    </style:style>
    <style:style style:name="P17" style:family="paragraph" style:parent-style-name="Standard">
      <style:paragraph-properties fo:margin-top="0in" fo:margin-bottom="0in" loext:contextual-spacing="false" fo:text-align="justify" style:justify-single-word="false"/>
      <style:text-properties fo:color="#ff0000" fo:font-size="12pt" style:text-underline-style="none" fo:font-weight="bold" style:font-size-asian="12pt" style:font-weight-asian="bold" style:font-size-complex="12pt"/>
    </style:style>
    <style:style style:name="P18" style:family="paragraph" style:parent-style-name="Standard">
      <style:paragraph-properties fo:margin-top="0in" fo:margin-bottom="0in" loext:contextual-spacing="false"/>
      <style:text-properties fo:color="#ff3333" style:font-name="Liberation Serif" fo:font-size="12pt" style:text-underline-style="none" fo:font-weight="bold" style:font-name-asian="Liberation Serif1" style:font-size-asian="12pt" style:font-weight-asian="bold" style:font-name-complex="Liberation Serif1" style:font-size-complex="12pt"/>
    </style:style>
    <style:style style:name="P19" style:family="paragraph" style:parent-style-name="Standard">
      <style:paragraph-properties fo:margin-top="0in" fo:margin-bottom="0in" loext:contextual-spacing="false" fo:break-before="page"/>
    </style:style>
    <style:style style:name="P20" style:family="paragraph" style:parent-style-name="Standard" style:master-page-name="Standard">
      <style:paragraph-properties fo:margin-top="0in" fo:margin-bottom="0in" loext:contextual-spacing="false" fo:text-align="center" style:justify-single-word="false" style:page-number="1"/>
    </style:style>
    <style:style style:name="P21" style:family="paragraph" style:parent-style-name="Standard">
      <style:paragraph-properties fo:margin-left="0in" fo:margin-right="0in" fo:margin-top="0in" fo:margin-bottom="0in" loext:contextual-spacing="false" fo:text-indent="0.5in" style:auto-text-indent="false"/>
    </style:style>
    <style:style style:name="P22" style:family="paragraph" style:parent-style-name="Standard" style:list-style-name="WWNum2">
      <style:paragraph-properties fo:margin-left="1in" fo:margin-right="0in" fo:margin-top="0in" fo:margin-bottom="0in" loext:contextual-spacing="true" fo:text-indent="-0.25in" style:auto-text-indent="false"/>
    </style:style>
    <style:style style:name="P23"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text-indent="-0.25in" style:auto-text-indent="false"/>
    </style:style>
    <style:style style:name="P25"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color="#7e0021" fo:font-size="24pt" fo:font-weight="bold" style:font-size-asian="24pt" style:font-weight-asian="bold" style:font-size-complex="24pt"/>
    </style:style>
    <style:style style:name="T2" style:family="text">
      <style:text-properties fo:color="#000000" fo:font-size="18pt" fo:font-weight="bold" style:font-size-asian="18pt" style:font-weight-asian="bold" style:font-size-complex="18pt"/>
    </style:style>
    <style:style style:name="T3" style:family="text">
      <style:text-properties fo:color="#000000" fo:font-size="12pt" style:text-underline-style="solid" style:text-underline-width="auto" style:text-underline-color="font-color" fo:font-weight="normal" style:font-size-asian="12pt" style:font-weight-asian="normal" style:font-size-complex="12pt"/>
    </style:style>
    <style:style style:name="T4" style:family="text">
      <style:text-properties fo:color="#000000" fo:font-size="12pt" style:text-underline-style="solid" style:text-underline-width="auto" style:text-underline-color="font-color" fo:font-weight="bold" style:font-size-asian="12pt" style:font-weight-asian="bold" style:font-size-complex="12pt"/>
    </style:style>
    <style:style style:name="T5" style:family="text">
      <style:text-properties fo:color="#000000" fo:font-size="12pt" style:text-underline-style="none" fo:font-weight="normal" style:font-size-asian="12pt" style:font-weight-asian="normal" style:font-size-complex="12pt"/>
    </style:style>
    <style:style style:name="T6" style:family="text">
      <style:text-properties fo:color="#000000" style:font-name="Liberation Serif" fo:font-size="12pt" style:text-underline-style="none" fo:font-weight="normal" style:font-name-asian="Liberation Serif1" style:font-size-asian="12pt" style:font-weight-asian="normal" style:font-name-complex="Liberation Serif1" style:font-size-complex="12pt"/>
    </style:style>
    <style:style style:name="T7" style:family="text">
      <style:text-properties fo:color="#000000" style:font-name="Liberation Serif" fo:font-size="12pt" style:text-underline-style="solid" style:text-underline-width="auto" style:text-underline-color="font-color" fo:font-weight="bold" style:font-name-asian="Liberation Serif1" style:font-size-asian="12pt" style:font-weight-asian="bold" style:font-name-complex="Liberation Serif1" style:font-size-complex="12pt"/>
    </style:style>
    <style:style style:name="T8" style:family="text">
      <style:text-properties fo:color="#000000" style:font-name="Liberation Serif" fo:font-size="14pt" style:text-underline-style="solid" style:text-underline-width="auto" style:text-underline-color="font-color" fo:font-weight="bold" style:font-name-asian="Liberation Serif1" style:font-size-asian="14pt" style:font-weight-asian="bold" style:font-name-complex="Liberation Serif1" style:font-size-complex="14pt"/>
    </style:style>
    <style:style style:name="T9" style:family="text">
      <style:text-properties fo:color="#000000" style:font-name="Liberation Serif" fo:font-size="14pt" style:text-underline-style="none" fo:font-weight="bold" style:font-name-asian="Liberation Serif1" style:font-size-asian="14pt" style:font-weight-asian="bold" style:font-name-complex="Liberation Serif1" style:font-size-complex="14pt"/>
    </style:style>
    <style:style style:name="T10" style:family="text">
      <style:text-properties fo:color="#000000" fo:font-size="14pt" style:text-underline-style="solid" style:text-underline-width="auto" style:text-underline-color="font-color" fo:font-weight="bold" style:font-size-asian="14pt" style:font-weight-asian="bold" style:font-size-complex="14pt"/>
    </style:style>
    <style:style style:name="T11" style:family="text">
      <style:text-properties fo:color="#000000" fo:font-size="14pt" style:text-underline-style="none"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weight="bold" style:font-weight-asian="bold"/>
    </style:style>
    <style:style style:name="T15" style:family="text">
      <style:text-properties style:font-name="Courier New" style:font-name-asian="Courier New1" style:font-name-complex="Courier New1"/>
    </style:style>
    <style:style style:name="T16" style:family="text">
      <style:text-properties fo:color="#d9d9d9" style:font-name="Roboto Mono" fo:background-color="#434343" loext:char-shading-value="0" style:font-name-asian="Roboto Mono1" style:font-name-complex="Roboto Mono1"/>
    </style:style>
    <style:style style:name="T17" style:family="text">
      <style:text-properties fo:color="#d9d9d9" style:font-name="Roboto Mono" fo:font-size="12pt" style:text-underline-style="none" fo:background-color="#434343" loext:char-shading-value="0" style:font-name-asian="Roboto Mono1" style:font-size-asian="12pt" style:font-name-complex="Roboto Mono1" style:font-size-complex="12pt"/>
    </style:style>
    <style:style style:name="T18" style:family="text">
      <style:text-properties fo:color="#d9d9d9" style:font-name="Courier New" fo:background-color="#434343" loext:char-shading-value="0" style:font-name-asian="Courier New1" style:font-name-complex="Courier New1"/>
    </style:style>
    <style:style style:name="T19" style:family="text">
      <style:text-properties style:text-underline-style="none"/>
    </style:style>
    <style:style style:name="T20" style:family="text">
      <style:text-properties style:text-underline-style="none" fo:font-weight="normal" style:font-weight-asian="normal"/>
    </style:style>
    <style:style style:name="T21" style:family="text">
      <style:text-properties style:text-underline-style="none" fo:font-weight="bold" style:font-weight-asian="bold"/>
    </style:style>
    <style:style style:name="T22" style:family="text">
      <style:text-properties style:font-name="Arial" style:font-name-asian="Arial1" style:font-name-complex="Arial1"/>
    </style:style>
    <style:style style:name="T23" style:family="text">
      <style:text-properties fo:color="#666666" style:font-name="FreeMono" fo:font-size="12pt" style:text-underline-style="none" fo:font-weight="normal" style:font-name-asian="FreeMono1" style:font-size-asian="12pt" style:font-weight-asian="normal" style:font-name-complex="FreeMono1" style:font-size-complex="12pt"/>
    </style:style>
    <style:style style:name="T24" style:family="text">
      <style:text-properties fo:color="#666666" style:font-name="Courier New" style:font-name-asian="Courier New1" style:font-name-complex="Courier New1"/>
    </style:style>
    <style:style style:name="T25" style:family="text">
      <style:text-properties fo:color="#666666" style:font-name="Courier New" fo:font-size="12pt" style:text-underline-style="none" style:font-name-asian="Courier New1" style:font-size-asian="12pt" style:font-name-complex="Courier New1" style:font-size-complex="12pt"/>
    </style:style>
    <style:style style:name="T26" style:family="text">
      <style:text-properties style:text-underline-style="solid" style:text-underline-width="auto" style:text-underline-color="font-color" fo:font-weight="bold" style:font-weight-asian="bold"/>
    </style:style>
    <style:style style:name="T27" style:family="text">
      <style:text-properties fo:font-size="12pt" style:text-underline-style="none" fo:font-weight="normal" style:font-size-asian="12pt" style:font-weight-asian="normal" style:font-size-complex="12pt"/>
    </style:style>
    <style:style style:name="T28" style:family="text">
      <style:text-properties fo:font-size="12pt" fo:font-weight="bold" style:font-size-asian="12pt" style:font-weight-asian="bold" style:font-size-complex="12pt"/>
    </style:style>
    <style:style style:name="T29" style:family="text">
      <style:text-properties fo:color="#ff0000" fo:font-size="12pt" style:text-underline-style="none" fo:font-weight="bold" style:font-size-asian="12pt" style:font-weight-asian="bold" style:font-size-complex="12pt"/>
    </style:style>
    <style:style style:name="T30" style:family="text">
      <style:text-properties fo:color="#ff3333" fo:font-size="12pt" style:text-underline-style="none" fo:font-weight="bold" style:font-size-asian="12pt" style:font-weight-asian="bold" style:font-size-complex="12pt"/>
    </style:style>
    <style:style style:name="T31" style:family="text">
      <style:text-properties fo:color="#ff3333" style:font-name="Liberation Serif" fo:font-size="12pt" style:text-underline-style="none" fo:font-weight="bold" style:font-name-asian="Liberation Serif1" style:font-size-asian="12pt" style:font-weight-asian="bold" style:font-name-complex="Liberation Serif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Programme et module :</text:span></text:p>
      <text:p text:style-name="P2"/>
      <text:p text:style-name="P3"/>
      <text:p text:style-name="P1"><text:span text:style-name="T2">Introduction :</text:span></text:p>
      <text:p text:style-name="P1"/>
      <text:p text:style-name="P21">À ce stade les notions de programme et module s’imposent. Nous allons répondre aux questions suivantes :</text:p>
      <text:p text:style-name="P1"/>
      <text:list xml:id="list2333748435298647522" text:style-name="WWNum2">
        <text:list-item>
          <text:p text:style-name="P22"><text:span text:style-name="T12">Qu’est-ce qu’un programme ?</text:span></text:p>
        </text:list-item>
        <text:list-item>
          <text:p text:style-name="P22"><text:span text:style-name="T12">A quoi sert un programme ?</text:span></text:p>
        </text:list-item>
        <text:list-item>
          <text:p text:style-name="P22"><text:span text:style-name="T12">Qu’est-ce qu’un module ?</text:span></text:p>
        </text:list-item>
      </text:list>
      <text:p text:style-name="P19"/>
      <text:p text:style-name="P1"/>
      <text:p text:style-name="P1"><text:span text:style-name="T14">Qu’est-ce qu’un programme ?</text:span></text:p>
      <text:p text:style-name="P1"/>
      <text:p text:style-name="P4">Un programme correspond au code d’un exécutable dans lequel on peut faire un traitement sur les données, les afficher, les lire en entrée etc..</text:p>
      <text:p text:style-name="P1"/>
      <text:p text:style-name="P5"/>
      <text:p text:style-name="P1"><text:span text:style-name="T13">Déclaration d’un programme :</text:span></text:p>
      <text:p text:style-name="P1"/>
      <text:p text:style-name="P1">Pour indiquer qu’un fichier EZ est un programme, il faut le déclarer comme suit :</text:p>
      <text:p text:style-name="P1"/>
      <text:p text:style-name="P1"><text:span text:style-name="T15">program [program_name]</text:span></text:p>
      <text:p text:style-name="P6"/>
      <text:p text:style-name="P1"><text:span text:style-name="T15">[…]</text:span></text:p>
      <text:p text:style-name="P6"/>
      <text:p text:style-name="P1"><text:span text:style-name="T15">procedure [program_name]</text:span></text:p>
      <text:p text:style-name="P6"/>
      <text:p text:style-name="P1"><text:span text:style-name="T15">[instructions..]</text:span></text:p>
      <text:p text:style-name="P6"/>
      <text:p text:style-name="P1"><text:span text:style-name="T15">end procedure</text:span></text:p>
      <text:p text:style-name="P1"/>
      <text:p text:style-name="P4"><text:soft-page-break/>La procédure portant le nom du programme est considérée comme étant le main en c. Le but est de définir le comportement du programme.</text:p>
      <text:p text:style-name="P1"/>
      <text:p text:style-name="P5"/>
      <text:p text:style-name="P19"><text:span text:style-name="T13">Comment passer des arguments en ligne de commande ?</text:span></text:p>
      <text:p text:style-name="P1"/>
      <text:p text:style-name="P4">Il existe deux méthodes pour passer des arguments comme paramètres :</text:p>
      <text:list xml:id="list5716098024542865920" text:style-name="WWNum1">
        <text:list-item>
          <text:p text:style-name="P23">Envoi de valeurs en ligne de commandes :<text:line-break/>Commande : <text:span text:style-name="T16">./program_name.exe --var1=arg1 --var2=arg2</text:span><text:span text:style-name="T18"><text:line-break/></text:span></text:p>
        </text:list-item>
        <text:list-item>
          <text:p text:style-name="P23"><text:span text:style-name="T22">Envoi d’un fichier de données en ligne de commandes :<text:line-break/></text:span><text:span text:style-name="T16">ezc program_name.ez -o program_name.exe</text:span></text:p>
        </text:list-item>
        <text:list-item>
          <text:p text:style-name="P23">Pour l’envoi d’un fichier data, il faut passer le fichier comme option lors de la compilation.<text:line-break/>Commande : <text:span text:style-name="T16">./program_name.exe --data [data_file_path.dez]</text:span></text:p>
        </text:list-item>
      </text:list>
      <text:p text:style-name="P4"/>
      <text:p text:style-name="P4"><text:span text:style-name="T3">Exemple :</text:span></text:p>
      <text:p text:style-name="P8"/>
      <text:p text:style-name="P1"><text:span text:style-name="T24">program hello_arg</text:span></text:p>
      <text:p text:style-name="P12"/>
      <text:p text:style-name="P1"><text:span text:style-name="T24">global max_i is integer = 5</text:span></text:p>
      <text:p text:style-name="P12"/>
      <text:p text:style-name="P1"><text:span text:style-name="T24">procedure showData (x is integer, c is string)</text:span></text:p>
      <text:p text:style-name="P1"><text:span text:style-name="T24"><text:tab/>print x, " fois ", c</text:span></text:p>
      <text:p text:style-name="P1"><text:span text:style-name="T24">end procedure</text:span></text:p>
      <text:p text:style-name="P12"/>
      <text:p text:style-name="P1"><text:span text:style-name="T24">procedure hello_arg</text:span></text:p>
      <text:p text:style-name="P1"><text:span text:style-name="T24"><text:tab/>i is integer =0</text:span></text:p>
      <text:p text:style-name="P12"/>
      <text:p text:style-name="P1"><text:span text:style-name="T24"><text:tab/>for i in 0.. max_i</text:span></text:p>
      <text:p text:style-name="P1"><text:soft-page-break/><text:span text:style-name="T24"><text:tab/>do</text:span></text:p>
      <text:p text:style-name="P1"><text:span text:style-name="T24"><text:tab/><text:tab/>showData(x,c)</text:span></text:p>
      <text:p text:style-name="P1"><text:span text:style-name="T24"><text:tab/>end for</text:span></text:p>
      <text:p text:style-name="P12"/>
      <text:p text:style-name="P1"><text:span text:style-name="T24">end procedure</text:span></text:p>
      <text:p text:style-name="P1"/>
      <text:p text:style-name="P1">récupération des arguments :</text:p>
      <text:p text:style-name="P4"><text:span text:style-name="T17">./hello_arg.exe --data data.dez</text:span></text:p>
      <text:p text:style-name="P11"/>
      <text:p text:style-name="P4"><text:span text:style-name="T3">Fichier data.dez :</text:span></text:p>
      <text:p text:style-name="P8"/>
      <text:p text:style-name="P4"><text:span text:style-name="T5">x=5</text:span></text:p>
      <text:p text:style-name="P4"><text:span text:style-name="T5">c=20</text:span></text:p>
      <text:p text:style-name="P8"/>
      <text:p text:style-name="P5"/>
      <text:p text:style-name="P19"><text:span text:style-name="T13">Comment récupérer la valeurs des arguments passés comme paramètre ?</text:span></text:p>
      <text:p text:style-name="P1"/>
      <text:p text:style-name="P1">La récupération des valeurs se fait automatiquement à partir de la ligne de commande.</text:p>
      <text:p text:style-name="P1">Pour les arguments passés en paramètre la syntaxe est la suivante :</text:p>
      <text:p text:style-name="P7"/>
      <text:p text:style-name="P4"><text:span text:style-name="T3">Exemple :</text:span></text:p>
      <text:p text:style-name="P8"/>
      <text:p text:style-name="P1"><text:span text:style-name="T24">program hello_arg</text:span></text:p>
      <text:p text:style-name="P12"/>
      <text:p text:style-name="P1"><text:span text:style-name="T24">arguments</text:span></text:p>
      <text:p text:style-name="P1"><text:span text:style-name="T24"><text:tab/>x is integer as "--x"</text:span></text:p>
      <text:p text:style-name="P1"><text:span text:style-name="T24"><text:tab/>c is string as "--c"</text:span></text:p>
      <text:p text:style-name="P1"><text:span text:style-name="T24">end arguments</text:span></text:p>
      <text:p text:style-name="P12"/>
      <text:p text:style-name="P1"><text:span text:style-name="T24">global max_i is integer = 5</text:span></text:p>
      <text:p text:style-name="P12"/>
      <text:p text:style-name="P1"><text:span text:style-name="T24">procedure showData (x is integer, c is string)</text:span></text:p>
      <text:p text:style-name="P1"><text:span text:style-name="T24"><text:tab/>print x, " fois ", c</text:span></text:p>
      <text:p text:style-name="P1"><text:span text:style-name="T24">end procedure</text:span></text:p>
      <text:p text:style-name="P12"/>
      <text:p text:style-name="P1"><text:span text:style-name="T24">procedure hello_arg</text:span></text:p>
      <text:p text:style-name="P1"><text:soft-page-break/><text:span text:style-name="T24"><text:tab/>i is integer =0</text:span></text:p>
      <text:p text:style-name="P12"/>
      <text:p text:style-name="P1"><text:span text:style-name="T24"><text:tab/>for i in 0.. max_i</text:span></text:p>
      <text:p text:style-name="P1"><text:span text:style-name="T24"><text:tab/>do</text:span></text:p>
      <text:p text:style-name="P1"><text:span text:style-name="T24"><text:tab/><text:tab/>showData(x,c)</text:span></text:p>
      <text:p text:style-name="P1"><text:span text:style-name="T24"><text:tab/>end for</text:span></text:p>
      <text:p text:style-name="P12"/>
      <text:p text:style-name="P1"><text:span text:style-name="T24">end procedure</text:span></text:p>
      <text:p text:style-name="P1"/>
      <text:p text:style-name="P1">récupération des arguments :</text:p>
      <text:p text:style-name="P1">./hello_arg.exe --x=2 --c= hello</text:p>
      <text:p text:style-name="P1"/>
      <text:p text:style-name="P1"><text:span text:style-name="T26">Contraintes à respecter :</text:span></text:p>
      <text:p text:style-name="P5"/>
      <text:p text:style-name="P1"><text:span text:style-name="T20">Les argument passés doivent être uniquement de l’un des types suivants :</text:span></text:p>
      <text:list xml:id="list7263222207870199541" text:style-name="WWNum3">
        <text:list-item>
          <text:p text:style-name="P24"><text:span text:style-name="T20">Entier</text:span></text:p>
        </text:list-item>
        <text:list-item>
          <text:p text:style-name="P24"><text:span text:style-name="T20">Réel</text:span></text:p>
        </text:list-item>
        <text:list-item>
          <text:p text:style-name="P24"><text:span text:style-name="T20">String.</text:span></text:p>
        </text:list-item>
      </text:list>
      <text:p text:style-name="P14"/>
      <text:p text:style-name="P15"/>
      <text:p text:style-name="P19"><text:span text:style-name="T21">A quoi sert un programme ?</text:span></text:p>
      <text:p text:style-name="P16"/>
      <text:p text:style-name="P1"><text:span text:style-name="T27">Un programme utilise les modules existants qui utilisent des classes, des fonctions etc...</text:span></text:p>
      <text:p text:style-name="P16"/>
      <text:p text:style-name="P1"><text:span text:style-name="T13">Comment inclure un module dans un programme ?</text:span></text:p>
      <text:p text:style-name="P16"/>
      <text:p text:style-name="P1"><text:span text:style-name="T27">Pour inclure un module EZ dans un programme il suffit d’écrire la ligne suivante :</text:span></text:p>
      <text:p text:style-name="P16"/>
      <text:p text:style-name="P1"><text:span text:style-name="T25">import person</text:span></text:p>
      <text:p text:style-name="P16"/>
      <text:p text:style-name="P1"><text:span text:style-name="T27">Pour inclure une bibliothèque cpp :</text:span></text:p>
      <text:p text:style-name="P16"/>
      <text:p text:style-name="P1"><text:span text:style-name="T25">import "math.h"</text:span></text:p>
      <text:p text:style-name="P13"/>
      <text:p text:style-name="P15"/>
      <text:p text:style-name="P19"><text:span text:style-name="T10">Comment inclure du code C++ dans un programme EZ ?</text:span></text:p>
      <text:p text:style-name="P16"/>
      <text:p text:style-name="P4"><text:span text:style-name="T27">Il est possible d’écrire du code C++ dans les fichiers EZ, il suffit de préciser qu’il s’agit du code C++ pour que le compilateur le prend en compte.</text:span></text:p>
      <text:p text:style-name="P1"><text:span text:style-name="T27">Exemple :</text:span></text:p>
      <text:p text:style-name="P16"/>
      <text:p text:style-name="P1"><text:span text:style-name="T24">total is real</text:span></text:p>
      <text:p text:style-name="P1"><text:span text:style-name="T24">code(cpp, total=sum)</text:span></text:p>
      <text:p text:style-name="P12"/>
      <text:p text:style-name="P21"><text:span text:style-name="T24">double sum= 0.0;</text:span></text:p>
      <text:p text:style-name="P12"/>
      <text:p text:style-name="P21"><text:span text:style-name="T24">for (int i=0 ; i&lt;10;i++)</text:span></text:p>
      <text:p text:style-name="P1"><text:span text:style-name="T24"><text:tab/><text:tab/>sum+= i*2;</text:span></text:p>
      <text:p text:style-name="P1"><text:span text:style-name="T25">end code</text:span></text:p>
      <text:p text:style-name="P13"/>
      <text:p text:style-name="P4"><text:span text:style-name="T3">Traduction du code en c++ :</text:span><text:span text:style-name="T23"> </text:span></text:p>
      <text:p text:style-name="P13"/>
      <text:p text:style-name="P1"><text:span text:style-name="T25">void code1(double &amp;sum){</text:span></text:p>
      <text:p text:style-name="P1"><text:span text:style-name="T25"><text:tab/>sum=0,0 ;</text:span></text:p>
      <text:p text:style-name="P1"><text:span text:style-name="T25"><text:tab/>for(int i=0 ; i&lt;10 ; ++i) {</text:span></text:p>
      <text:p text:style-name="P1"><text:span text:style-name="T25"><text:tab/><text:tab/>sum+=i*2 ;</text:span></text:p>
      <text:p text:style-name="P21"><text:span text:style-name="T24">}</text:span></text:p>
      <text:p text:style-name="P25"><text:soft-page-break/><text:span text:style-name="T25">}</text:span></text:p>
      <text:p text:style-name="P25"><text:span text:style-name="T25">int main(){</text:span></text:p>
      <text:p text:style-name="P21"><text:span text:style-name="T25">double total ;</text:span></text:p>
      <text:p text:style-name="P21"><text:span text:style-name="T25">code1(total) ;</text:span></text:p>
      <text:p text:style-name="P21"><text:span text:style-name="T25">return 0;</text:span></text:p>
      <text:p text:style-name="P1"><text:span text:style-name="T25">}</text:span></text:p>
      <text:p text:style-name="P13"/>
      <text:p text:style-name="P4"><text:span text:style-name="T27">cppcode est une fonction particulière qui permet de faire l’interface entre du code EZ et du c++.</text:span></text:p>
      <text:p text:style-name="P17"/>
      <text:p text:style-name="P4"><text:span text:style-name="T29">Attention : </text:span><text:span text:style-name="T5">En cas de code assembleur il faut juste remplacer cpp par asm.</text:span></text:p>
      <text:p text:style-name="P16"/>
      <text:p text:style-name="P15"/>
      <text:p text:style-name="P19"><text:span text:style-name="T13">Qu’est-ce qu’un module ?</text:span></text:p>
      <text:p text:style-name="P14"/>
      <text:p text:style-name="P4"><text:span text:style-name="T27">Un module permet de définir les fonctions et les classes à réutiliser.</text:span></text:p>
      <text:p text:style-name="P16"/>
      <text:p text:style-name="P1"><text:span text:style-name="T24">module person</text:span></text:p>
      <text:p text:style-name="P12"/>
      <text:p text:style-name="P1"><text:span text:style-name="T24">class person</text:span></text:p>
      <text:p text:style-name="P12"/>
      <text:p text:style-name="P1"><text:span text:style-name="T24">name is string</text:span></text:p>
      <text:p text:style-name="P1"><text:span text:style-name="T24">id is integer</text:span></text:p>
      <text:p text:style-name="P1"><text:span text:style-name="T24">age is integer</text:span></text:p>
      <text:p text:style-name="P12"/>
      <text:p text:style-name="P1"><text:span text:style-name="T24">function isOlderThan(old is integer) return boolean</text:span></text:p>
      <text:p text:style-name="P1"><text:span text:style-name="T24"><text:tab/>return old&lt;age</text:span></text:p>
      <text:p text:style-name="P1"><text:span text:style-name="T24">end function</text:span></text:p>
      <text:p text:style-name="P12"/>
      <text:p text:style-name="P1"><text:span text:style-name="T25">end class</text:span></text:p>
      <text:p text:style-name="P13"/>
      <text:p text:style-name="P13"/>
      <text:p text:style-name="P15"/>
      <text:p text:style-name="P19"><text:span text:style-name="T11">Inclusion des modules EZ et C++</text:span></text:p>
      <text:p text:style-name="P10"/>
      <text:p text:style-name="P4"><text:span text:style-name="T5">Il existe plusieurs types de bibliothèques :</text:span></text:p>
      <text:p text:style-name="P4"><text:span text:style-name="T5">On distingue les modules écrits par l’utilisateur, les bibliothèques C++ qu’on réutilise en tant que module EZ et les bibliothèques c++ externes que l’utilisateur voudrait utiliser.</text:span></text:p>
      <text:p text:style-name="P10"/>
      <text:p text:style-name="P1"><text:span text:style-name="T4">1- <text:s text:c="2"/>Les modules écrits par l’utilisateur :</text:span></text:p>
      <text:p text:style-name="P9"/>
      <text:p text:style-name="P4"><text:span text:style-name="T5">Un module représente un ensemble de classes et méthodes. L’utilisateur peut également faire appel à des fonctions <text:s/>C++ qu’il faudra prendre en compte par le compilateur EZ.</text:span></text:p>
      <text:p text:style-name="P10"/>
      <text:p text:style-name="P1"><text:span text:style-name="T5">Exemple :</text:span></text:p>
      <text:p text:style-name="P10"/>
      <text:p text:style-name="P1"><text:span text:style-name="T23">function cos(x is real) is extern cos</text:span></text:p>
      <text:p text:style-name="P10"/>
      <text:p text:style-name="P4"><text:span text:style-name="T30">Dans ce cas il faut prendre en considération la bibliothèque math du C++. Attention il faut vérifier que le type de la variable(s) passé(es) en paramètre(s) est le même que la signature de la méthode cpp. La surcharge des méthodes est possible uniquement en C.</text:span></text:p>
      <text:p text:style-name="P18"/>
      <text:p text:style-name="P18"/>
      <text:p text:style-name="P1"><text:span text:style-name="T4">2- <text:s text:c="2"/>Les bibliothèques C++ :</text:span></text:p>
      <text:p text:style-name="P10"/>
      <text:p text:style-name="P4"><text:span text:style-name="T5">Les bibliothèques C++ sont déduites à partir du programme directement. Dans le cas où l’utilisateur voudrait utiliser une bibliothèque C++ particulière (non supportée par g++ ou gcc), l’utilisateur doit définir le nom de la bibliothèque et le chemin vers le fichier comme suit :</text:span></text:p>
      <text:p text:style-name="P10"/>
      <text:p text:style-name="P1"><text:span text:style-name="T25">include "usr/include/math.h"</text:span></text:p>
      <text:p text:style-name="P1"><text:soft-page-break/><text:span text:style-name="T25">library "/usr/lib/src -l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FreeMono1" svg:font-family="FreeMono"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119" meta:word-count="769" meta:character-count="4486" meta:non-whitespace-character-count="3823"/>
    <meta:generator>LibreOfficeDev/5.1.0.3$Linux_X86_64 LibreOffice_project/</meta:generator>
  </office:meta>
</office:document-meta>
</file>